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lda Sans" svg:font-family="'Lucilda Sans'" style:font-family-generic="swiss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8.801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Header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8pt" fo:font-weight="bold" officeooo:paragraph-rsid="00889c55" style:font-size-asian="8pt" style:font-weight-asian="bold" style:font-name-complex="Lucida Sans" style:font-size-complex="8pt" style:font-weight-complex="bold"/>
    </style:style>
    <style:style style:name="P6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font-weight="bold" officeooo:paragraph-rsid="00c2a45c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c2a45c" style:font-size-asian="8pt" style:font-name-complex="Lucida Sans" style:font-size-complex="8pt"/>
    </style:style>
    <style:style style:name="P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c2a45c" style:font-size-asian="8pt" style:font-name-complex="Lucida Sans" style:font-size-complex="8pt"/>
    </style:style>
    <style:style style:name="P1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11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c2a45c" style:font-size-asian="8pt" style:font-name-complex="Lucida Sans" style:font-size-complex="8pt"/>
    </style:style>
    <style:style style:name="P12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8730ee" style:font-size-asian="8pt" style:font-name-complex="Lucida Sans" style:font-size-complex="8pt"/>
    </style:style>
    <style:style style:name="P1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officeooo:paragraph-rsid="00c2a45c" style:font-size-asian="8pt" style:font-name-complex="Lucida Sans" style:font-size-complex="8pt"/>
    </style:style>
    <style:style style:name="P1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1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2pt" officeooo:paragraph-rsid="003a4e71" style:font-size-asian="1.75pt" style:font-name-complex="Lucida Sans" style:font-size-complex="2pt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12cm" officeooo:paragraph-rsid="00102ab9" style:font-size-asian="1.75pt" style:font-name-complex="Lucida Sans" style:font-size-complex="2pt"/>
    </style:style>
    <style:style style:name="P1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5pt" officeooo:paragraph-rsid="003a4e71" style:font-size-asian="4.34999990463257pt" style:font-name-complex="Lucida Sans" style:font-size-complex="5pt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4pt" fo:letter-spacing="-0.012cm" officeooo:paragraph-rsid="00102ab9" style:font-size-asian="3.5pt" style:font-name-complex="Lucida Sans" style:font-size-complex="4pt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12cm" fo:font-style="normal" style:text-underline-style="none" fo:font-weight="bold" officeooo:paragraph-rsid="0084ab1e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color="#221f1f" loext:opacity="100%" style:text-position="-5% 100%" style:font-name="Lucida Sans" fo:font-size="2pt" fo:letter-spacing="-0.012cm" fo:font-weight="bold" officeooo:paragraph-rsid="0015e59f" style:font-size-asian="1.75pt" style:font-weight-asian="bold" style:font-name-complex="Lucida Sans" style:font-size-complex="2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12cm" fo:font-weight="bold" officeooo:paragraph-rsid="0015e59f" style:font-size-asian="1.75pt" style:font-weight-asian="bold" style:font-name-complex="Lucida Sans" style:font-size-complex="2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12cm" fo:font-weight="bold" officeooo:paragraph-rsid="009cdc9b" style:font-size-asian="1.75pt" style:font-weight-asian="bold" style:font-name-complex="Lucida Sans" style:font-size-complex="2pt" style:font-weight-complex="bold"/>
    </style:style>
    <style:style style:name="P2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7cm" fo:font-style="normal" fo:font-weight="bold" officeooo:paragraph-rsid="008a8060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7cm" fo:font-style="normal" fo:font-weight="normal" officeooo:rsid="00161b0b" officeooo:paragraph-rsid="007b4606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2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style="normal" fo:font-weight="bold" officeooo:paragraph-rsid="008a806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style="normal" fo:font-weight="bold" officeooo:paragraph-rsid="009647b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style="normal" fo:font-weight="bold" officeooo:paragraph-rsid="0099beb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loext:opacity="100%" style:text-position="-5% 100%" style:font-name="Lucida Sans" fo:font-size="8pt" fo:letter-spacing="-0.012cm" fo:font-style="normal" style:text-underline-style="none" fo:font-weight="normal" officeooo:paragraph-rsid="00a4309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loext:opacity="100%" style:text-position="-5% 100%" style:font-name="Lucida Sans" fo:font-size="8pt" fo:letter-spacing="-0.012cm" fo:font-style="normal" style:text-underline-style="none" fo:font-weight="normal" officeooo:paragraph-rsid="00bbda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3pt" fo:letter-spacing="-0.012cm" fo:font-weight="bold" officeooo:paragraph-rsid="0015e59f" style:font-size-asian="2.59999990463257pt" style:font-weight-asian="bold" style:font-name-complex="Lucida Sans" style:font-size-complex="3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loext:opacity="100%" style:text-position="-5% 100%" style:font-name="Lucida Sans" fo:font-size="9pt" fo:letter-spacing="-0.012cm" fo:font-weight="bold" officeooo:paragraph-rsid="0015e59f" style:font-size-asian="9pt" style:font-weight-asian="bold" style:font-name-complex="Lucida Sans" style:font-size-complex="9pt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fo:font-weight="bold" officeooo:paragraph-rsid="0086c03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loext:opacity="100%" style:text-position="-5% 100%" style:font-name="Lucida Sans" fo:font-size="9pt" fo:letter-spacing="-0.012cm" fo:font-style="normal" fo:font-weight="bold" officeooo:paragraph-rsid="00857b1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loext:opacity="100%" style:text-position="-5% 100%" style:font-name="Lucida Sans" fo:font-size="9pt" fo:letter-spacing="-0.012cm" fo:font-style="normal" style:text-underline-style="none" fo:font-weight="bold" officeooo:paragraph-rsid="00a4309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07cm" fo:font-style="normal" fo:font-weight="normal" officeooo:rsid="00161b0b" officeooo:paragraph-rsid="00ab605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7" style:family="paragraph" style:parent-style-name="Standard">
      <style:paragraph-properties fo:margin-left="0cm" fo:margin-right="0.219cm" fo:margin-top="0.101cm" fo:margin-bottom="0.101cm" style:contextual-spacing="false" fo:line-height="200%" fo:orphans="0" fo:widows="0" fo:text-indent="0cm" style:auto-text-indent="false" style:text-autospace="none"/>
      <style:text-properties fo:color="#221f1f" loext:opacity="100%" style:font-name="Lucilda Sans" fo:font-size="9pt" fo:font-weight="bold" officeooo:paragraph-rsid="00c2a45c" style:font-size-asian="9pt" style:font-weight-asian="bold" style:font-name-complex="Lucida Sans" style:font-size-complex="9pt" style:font-weight-complex="bold"/>
    </style:style>
    <style:style style:name="P38" style:family="paragraph" style:parent-style-name="Standard">
      <style:paragraph-properties fo:margin-left="0cm" fo:margin-right="0.219cm" fo:margin-top="0.101cm" fo:margin-bottom="0.101cm" style:contextual-spacing="false" fo:line-height="200%" fo:orphans="0" fo:widows="0" fo:text-indent="0cm" style:auto-text-indent="false" style:text-autospace="none"/>
      <style:text-properties fo:color="#221f1f" loext:opacity="100%" style:font-name="Lucilda Sans" fo:font-size="9pt" fo:font-weight="bold" officeooo:paragraph-rsid="00c2bf73" style:font-size-asian="9pt" style:font-weight-asian="bold" style:font-name-complex="Lucida Sans" style:font-size-complex="9pt" style:font-weight-complex="bold"/>
    </style:style>
    <style:style style:name="P3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lda Sans" fo:font-size="9pt" fo:letter-spacing="-0.007cm" fo:font-style="normal" fo:font-weight="bold" officeooo:rsid="00982d38" officeooo:paragraph-rsid="00c2bf7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lda Sans" fo:font-size="9pt" fo:letter-spacing="-0.007cm" fo:font-style="normal" fo:font-weight="bold" officeooo:rsid="00982d38" officeooo:paragraph-rsid="00c5ee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1" style:family="paragraph" style:parent-style-name="Standard">
      <style:paragraph-properties fo:margin-top="0.018cm" fo:margin-bottom="0cm" style:contextual-spacing="false" fo:line-height="100%" fo:orphans="0" fo:widows="0" fo:break-before="column" style:text-autospace="none"/>
      <style:text-properties fo:font-size="10pt" officeooo:paragraph-rsid="003a4e71" style:font-size-asian="10pt" style:font-size-complex="10pt"/>
    </style:style>
    <style:style style:name="P4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99beb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2pt" fo:letter-spacing="-0.012cm" fo:font-style="normal" style:text-underline-style="none" fo:font-weight="normal" officeooo:paragraph-rsid="004d0723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2pt" fo:letter-spacing="-0.012cm" fo:font-style="normal" style:text-underline-style="none" fo:font-weight="normal" officeooo:paragraph-rsid="004d0723" style:font-size-asian="2pt" style:font-style-asian="normal" style:font-weight-asian="normal" style:font-name-complex="Lucida Sans" style:font-size-complex="2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true" fo:line-height="100%" fo:orphans="0" fo:widows="0" fo:text-indent="0cm" style:auto-text-indent="false" style:text-autospace="none"/>
      <style:text-properties fo:color="#000000" loext:opacity="100%" style:font-name="Lucida Sans" fo:font-size="5pt" fo:letter-spacing="0.004cm" fo:font-style="normal" officeooo:paragraph-rsid="007eacce" style:font-size-asian="4.34999990463257pt" style:font-style-asian="normal" style:font-name-complex="Lucida Sans" style:font-size-complex="5pt" style:font-style-complex="normal"/>
    </style:style>
    <style:style style:name="P48" style:family="paragraph" style:parent-style-name="Standard">
      <style:paragraph-properties fo:margin-left="0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officeooo:paragraph-rsid="009a83b3" style:font-size-asian="8pt" style:font-name-complex="Lucida Sans" style:font-size-complex="8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font-name="Lucida Sans" fo:font-size="6pt" officeooo:paragraph-rsid="009a83b3" style:font-size-asian="6pt" style:font-name-complex="Lucida Sans" style:font-size-complex="6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9a83b3"/>
    </style:style>
    <style:style style:name="P51" style:family="paragraph" style:parent-style-name="Standard">
      <style:text-properties fo:font-size="2pt" style:font-size-asian="2pt" style:font-size-complex="2pt"/>
    </style:style>
    <style:style style:name="P52" style:family="paragraph" style:parent-style-name="Standard">
      <style:text-properties officeooo:paragraph-rsid="00c2a45c"/>
    </style:style>
    <style:style style:name="P53" style:family="paragraph" style:parent-style-name="Text_20_body">
      <style:text-properties officeooo:paragraph-rsid="00a43090"/>
    </style:style>
    <style:style style:name="P54" style:family="paragraph" style:parent-style-name="Standard">
      <style:text-properties officeooo:paragraph-rsid="00bbdade"/>
    </style:style>
    <style:style style:name="P5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style:text-underline-style="none" fo:font-weight="bold" officeooo:paragraph-rsid="0084ab1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normal" officeooo:rsid="001a6acb" officeooo:paragraph-rsid="00c2a45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fo:font-weight="bold" officeooo:rsid="00982d38" officeooo:paragraph-rsid="00c2a4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color="#221f1f" loext:opacity="100%" style:font-name="Lucida Sans" style:font-name-complex="Lucida Sans"/>
    </style:style>
    <style:style style:name="T2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3" style:family="text"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4" style:family="text">
      <style:text-properties fo:color="#221f1f" loext:opacity="100%" style:font-name="Lucida Sans" fo:font-size="8pt" fo:letter-spacing="-0.007cm" fo:font-style="normal" fo:font-weight="bold" officeooo:rsid="001a6acb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" style:family="text">
      <style:text-properties fo:color="#221f1f" loext:opacity="100%" style:text-position="-5% 100%" fo:font-size="9pt" fo:font-weight="bold" style:font-size-asian="9pt" style:font-weight-asian="bold" style:font-size-complex="9pt" style:font-weight-complex="bold"/>
    </style:style>
    <style:style style:name="T6" style:family="text">
      <style:text-properties fo:color="#221f1f" loext:opacity="100%"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fo:color="#221f1f" loext:opacity="100%" style:text-position="-5% 100%" fo:font-size="9pt" fo:letter-spacing="-0.012cm" fo:font-weight="bold" style:font-size-asian="9pt" style:font-weight-asian="bold" style:font-size-complex="9pt" style:font-weight-complex="bold"/>
    </style:style>
    <style:style style:name="T8" style:family="text">
      <style:text-properties fo:color="#221f1f" loext:opacity="100%" style:text-position="-5% 100%" style:font-name="Lucilda Sans" fo:font-size="9pt" fo:letter-spacing="-0.012cm" fo:font-weight="bold" style:font-size-asian="9pt" style:font-weight-asian="bold" style:font-size-complex="9pt" style:font-weight-complex="bold"/>
    </style:style>
    <style:style style:name="T9" style:family="text">
      <style:text-properties fo:color="#221f1f" loext:opacity="100%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font-size="9pt" fo:letter-spacing="-0.012cm" style:font-size-asian="9pt" style:font-size-complex="9pt"/>
    </style:style>
    <style:style style:name="T11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officeooo:rsid="00aa6bba"/>
    </style:style>
    <style:style style:name="T16" style:family="text">
      <style:text-properties officeooo:rsid="00ae1b1d"/>
    </style:style>
    <style:style style:name="T17" style:family="text">
      <style:text-properties style:font-name="Lucilda Sans" fo:font-weight="bold" style:font-weight-asian="bold" style:font-weight-complex="bold"/>
    </style:style>
    <style:style style:name="T18" style:family="text">
      <style:text-properties style:font-name="Lucilda Sans" fo:font-weight="bold" officeooo:rsid="00982d38" style:font-weight-asian="bold" style:font-weight-complex="bold"/>
    </style:style>
    <style:style style:name="T19" style:family="text">
      <style:text-properties style:font-name="Lucilda Sans" fo:font-size="9pt" fo:font-style="normal" fo:font-weight="bold" officeooo:rsid="00982d38" style:font-size-asian="9pt" style:font-style-asian="normal" style:font-weight-asian="bold" style:font-size-complex="9pt" style:font-style-complex="normal" style:font-weight-complex="bold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a6acb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a6acb" style:font-style-asian="normal" style:font-weight-asian="normal" style:font-style-complex="normal" style:font-weight-complex="normal"/>
    </style:style>
    <style:style style:name="T24" style:family="text">
      <style:text-properties style:font-name="Lucida Sans"/>
    </style:style>
    <style:style style:name="T25" style:family="tex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tab/><text:span text:style-name="T3"><text:text-input text:description="&lt;for each=&quot;picking  in o.picking_ids&quot;&gt;">For each line</text:text-input></text:span></text:p>
      <text:p text:style-name="P53"><text:span text:style-name="T3"><text:tab/></text:span><text:span text:style-name="T4"><text:text-input text:description="&lt;picking.name&gt;">Codigo</text:text-input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<text:text-input text:description="&lt;for each=&quot;line in picking.move_line_ids&quot;&gt;">For each line</text:text-input></text:p>
          </table:table-cell>
        </table:table-row>
        <table:table-row table:style-name="Tabla3.2">
          <table:table-cell table:style-name="Tabla3.A2" office:value-type="string">
            <text:p text:style-name="P12"><text:span text:style-name="T23"><text:s text:c="2"/></text:span><text:span text:style-name="T23"><text:text-input text:description="&lt;line.product_id.default_code&gt;">Codigo</text:text-input></text:span><text:span text:style-name="T12"><text:s text:c="19"/></text:span><text:span text:style-name="T22"><text:text-input text:description="&lt;line.quantity&gt;">25,45</text:text-input></text:span><text:span text:style-name="T22"><text:s text:c="12"/></text:span><text:span text:style-name="T22"><text:text-input text:description="&lt;line.product_id.name&gt;">123456789012345678901234567890123045</text:text-input></text:span></text:p>
          </table:table-cell>
        </table:table-row>
        <table:table-row table:style-name="Tabla3.3">
          <table:table-cell table:style-name="Tabla3.A1" office:value-type="string">
            <text:p text:style-name="P14"><text:text-input text:description="&lt;/for&gt;">End For</text:text-input></text:p>
          </table:table-cell>
        </table:table-row>
      </table:table>
      <text:p text:style-name="P34"><text:tab/><text:span text:style-name="T25"><text:text-input text:description="&lt;/for&gt;">End For</text:text-input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lda Sans" svg:font-family="'Lucilda Sans'" style:font-family-generic="swiss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0" style:family="table">
      <style:table-properties style:width="18.725cm" fo:margin-top="1cm" fo:margin-bottom="0cm" table:align="center"/>
    </style:style>
    <style:style style:name="Tabla10.A" style:family="table-column">
      <style:table-column-properties style:column-width="8.093cm"/>
    </style:style>
    <style:style style:name="Tabla10.B" style:family="table-column">
      <style:table-column-properties style:column-width="2.381cm"/>
    </style:style>
    <style:style style:name="Tabla10.C" style:family="table-column">
      <style:table-column-properties style:column-width="1.3cm"/>
    </style:style>
    <style:style style:name="Tabla10.D" style:family="table-column">
      <style:table-column-properties style:column-width="6.951cm"/>
    </style:style>
    <style:style style:name="Tabla10.1" style:family="table-row">
      <style:table-row-properties style:min-row-height="1.746cm"/>
    </style:style>
    <style:style style:name="Tabla10.A1" style:family="table-cell">
      <style:table-cell-properties fo:padding="0cm" fo:border="none"/>
    </style:style>
    <style:style style:name="Tabla10.2" style:family="table-row">
      <style:table-row-properties style:min-row-height="0.706cm"/>
    </style:style>
    <style:style style:name="Tabla10.A2" style:family="table-cell">
      <style:table-cell-properties style:vertical-align="" fo:padding="0cm" fo:border="none"/>
    </style:style>
    <style:style style:name="Tabla10.3" style:family="table-row">
      <style:table-row-properties style:min-row-height="3.348cm"/>
    </style:style>
    <style:style style:name="Tabla11" style:family="table">
      <style:table-properties style:width="18.838cm" fo:margin-left="1.058cm" fo:margin-top="0cm" fo:margin-bottom="0cm" table:align="left"/>
    </style:style>
    <style:style style:name="Tabla11.A" style:family="table-column">
      <style:table-column-properties style:column-width="9.437cm"/>
    </style:style>
    <style:style style:name="Tabla11.B" style:family="table-column">
      <style:table-column-properties style:column-width="9.402cm"/>
    </style:style>
    <style:style style:name="Tabla11.1" style:family="table-row">
      <style:table-row-properties style:min-row-height="1.393cm"/>
    </style:style>
    <style:style style:name="Tabla11.A1" style:family="table-cell">
      <style:table-cell-properties style:vertical-align=""/>
    </style:style>
    <style:style style:name="Tabla11.2" style:family="table-row">
      <style:table-row-properties style:min-row-height="1.21cm"/>
    </style:style>
    <style:style style:name="Tabla12" style:family="table">
      <style:table-properties style:width="18.8cm" fo:margin-top="0.101cm" fo:margin-bottom="0cm" table:align="center"/>
    </style:style>
    <style:style style:name="Tabla12.A" style:family="table-column">
      <style:table-column-properties style:column-width="8.063cm"/>
    </style:style>
    <style:style style:name="Tabla12.B" style:family="table-column">
      <style:table-column-properties style:column-width="3.983cm"/>
    </style:style>
    <style:style style:name="Tabla12.C" style:family="table-column">
      <style:table-column-properties style:column-width="6.754cm"/>
    </style:style>
    <style:style style:name="Tabla12.1" style:family="table-row">
      <style:table-row-properties style:min-row-height="1.005cm"/>
    </style:style>
    <style:style style:name="Tabla12.A1" style:family="table-cell">
      <style:table-cell-properties style:vertical-align="middle" fo:padding="0cm" fo:border="none"/>
    </style:style>
    <style:style style:name="Tabla4" style:family="table">
      <style:table-properties style:width="18.808cm" fo:margin-left="1.102cm" fo:margin-top="0cm" fo:margin-bottom="0cm" table:align="left"/>
    </style:style>
    <style:style style:name="Tabla4.A" style:family="table-column">
      <style:table-column-properties style:column-width="4.697cm"/>
    </style:style>
    <style:style style:name="Tabla4.B" style:family="table-column">
      <style:table-column-properties style:column-width="2.799cm"/>
    </style:style>
    <style:style style:name="Tabla4.C" style:family="table-column">
      <style:table-column-properties style:column-width="8.202cm"/>
    </style:style>
    <style:style style:name="Tabla4.D" style:family="table-column">
      <style:table-column-properties style:column-width="3.11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66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619cm" fo:keep-together="always"/>
    </style:style>
    <style:style style:name="Tabla13" style:family="table">
      <style:table-properties style:width="18.808cm" fo:margin-left="1.081cm" table:align="left"/>
    </style:style>
    <style:style style:name="Tabla13.A" style:family="table-column">
      <style:table-column-properties style:column-width="18.808cm"/>
    </style:style>
    <style:style style:name="Tabla13.1" style:family="table-row">
      <style:table-row-properties style:min-row-height="2.205cm"/>
    </style:style>
    <style:style style:name="Tabla13.A1" style:family="table-cell">
      <style:table-cell-properties style:writing-mode="pag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5" style:family="paragraph" style:parent-style-name="Standard">
      <style:paragraph-properties fo:margin-top="0.018cm" fo:margin-bottom="0cm" style:contextual-spacing="false" fo:line-height="100%" fo:orphans="0" fo:widows="0" fo:break-before="column" style:text-autospace="none"/>
      <style:text-properties fo:font-size="10pt" officeooo:paragraph-rsid="003a4e71" style:font-size-asian="10pt" style:font-size-complex="10pt"/>
    </style:style>
    <style:style style:name="MP6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7" style:family="paragraph" style:parent-style-name="Header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8pt" fo:font-weight="bold" officeooo:paragraph-rsid="00889c55" style:font-size-asian="8pt" style:font-weight-asian="bold" style:font-name-complex="Lucida Sans" style:font-size-complex="8pt" style:font-weight-complex="bold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2pt" officeooo:paragraph-rsid="003a4e71" style:font-size-asian="1.75pt" style:font-name-complex="Lucida Sans" style:font-size-complex="2pt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color="#221f1f" loext:opacity="100%" style:font-name="Lucida Sans" fo:font-size="5pt" officeooo:paragraph-rsid="003a4e71" style:font-size-asian="4.34999990463257pt" style:font-name-complex="Lucida Sans" style:font-size-complex="5pt"/>
    </style:style>
    <style:style style:name="M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2pt" fo:letter-spacing="-0.012cm" fo:font-style="normal" style:text-underline-style="none" fo:font-weight="normal" officeooo:paragraph-rsid="004d0723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6% 100%" style:font-name="Lucida Sans" fo:font-size="2pt" fo:letter-spacing="-0.012cm" fo:font-style="normal" style:text-underline-style="none" fo:font-weight="normal" officeooo:paragraph-rsid="004d0723" style:font-size-asian="2pt" style:font-style-asian="normal" style:font-weight-asian="normal" style:font-name-complex="Lucida Sans" style:font-size-complex="2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style:text-underline-style="none" fo:font-weight="bold" officeooo:paragraph-rsid="0084ab1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12cm" fo:font-style="normal" style:text-underline-style="none" fo:font-weight="bold" officeooo:paragraph-rsid="0084ab1e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5" style:family="paragraph" style:parent-style-name="Standard">
      <style:paragraph-properties fo:margin-left="0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99beb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style:contextual-spacing="true" fo:line-height="100%" fo:orphans="0" fo:widows="0" fo:text-indent="0cm" style:auto-text-indent="false" style:text-autospace="none"/>
      <style:text-properties fo:color="#000000" loext:opacity="100%" style:font-name="Lucida Sans" fo:font-size="5pt" fo:letter-spacing="0.004cm" fo:font-style="normal" officeooo:paragraph-rsid="007eacce" style:font-size-asian="4.34999990463257pt" style:font-style-asian="normal" style:font-name-complex="Lucida Sans" style:font-size-complex="5pt" style:font-style-complex="normal"/>
    </style:style>
    <style:style style:name="MP17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style="normal" fo:font-weight="bold" officeooo:paragraph-rsid="008a806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7cm" fo:font-style="normal" fo:font-weight="bold" officeooo:paragraph-rsid="008a8060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9" style:family="paragraph" style:parent-style-name="Standard">
      <style:paragraph-properties fo:margin-left="0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style="normal" fo:font-weight="bold" officeooo:paragraph-rsid="009647b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0" style:family="paragraph" style:parent-style-name="Standard">
      <style:paragraph-properties fo:margin-left="0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style="normal" fo:font-weight="bold" officeooo:paragraph-rsid="0099beb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12cm" officeooo:paragraph-rsid="00102ab9" style:font-size-asian="1.75pt" style:font-name-complex="Lucida Sans" style:font-size-complex="2pt"/>
    </style:style>
    <style:style style:name="MP2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4pt" fo:letter-spacing="-0.012cm" officeooo:paragraph-rsid="00102ab9" style:font-size-asian="3.5pt" style:font-name-complex="Lucida Sans" style:font-size-complex="4pt"/>
    </style:style>
    <style:style style:name="MP23" style:family="paragraph" style:parent-style-name="Standard">
      <style:paragraph-properties fo:margin-left="0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officeooo:paragraph-rsid="009a83b3" style:font-size-asian="8pt" style:font-name-complex="Lucida Sans" style:font-size-complex="8pt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color="#221f1f" loext:opacity="100%" style:text-position="-5% 100%" style:font-name="Lucida Sans" fo:font-size="2pt" fo:letter-spacing="-0.012cm" fo:font-weight="bold" officeooo:paragraph-rsid="0015e59f" style:font-size-asian="1.75pt" style:font-weight-asian="bold" style:font-name-complex="Lucida Sans" style:font-size-complex="2pt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3pt" fo:letter-spacing="-0.012cm" fo:font-weight="bold" officeooo:paragraph-rsid="0015e59f" style:font-size-asian="2.59999990463257pt" style:font-weight-asian="bold" style:font-name-complex="Lucida Sans" style:font-size-complex="3pt" style:font-weight-complex="bold"/>
    </style:style>
    <style:style style:name="MP2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12cm" fo:font-weight="bold" officeooo:paragraph-rsid="0015e59f" style:font-size-asian="1.75pt" style:font-weight-asian="bold" style:font-name-complex="Lucida Sans" style:font-size-complex="2pt" style:font-weight-complex="bold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font-name="Lucida Sans" fo:font-size="6pt" officeooo:paragraph-rsid="009a83b3" style:font-size-asian="6pt" style:font-name-complex="Lucida Sans" style:font-size-complex="6pt"/>
    </style:style>
    <style:style style:name="M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color="#221f1f" loext:opacity="100%" style:text-position="-5% 100%" style:font-name="Lucida Sans" fo:font-size="9pt" fo:letter-spacing="-0.012cm" fo:font-weight="bold" officeooo:paragraph-rsid="0015e59f" style:font-size-asian="9pt" style:font-weight-asian="bold" style:font-name-complex="Lucida Sans" style:font-size-complex="9pt" style:font-weight-complex="bold"/>
    </style:style>
    <style:style style:name="M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12cm" fo:font-weight="bold" officeooo:paragraph-rsid="009cdc9b" style:font-size-asian="1.75pt" style:font-weight-asian="bold" style:font-name-complex="Lucida Sans" style:font-size-complex="2pt" style:font-weight-complex="bold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9a83b3"/>
    </style:style>
    <style:style style:name="MP3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7cm" fo:font-style="normal" fo:font-weight="normal" officeooo:rsid="00161b0b" officeooo:paragraph-rsid="007b4606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07cm" fo:font-style="normal" fo:font-weight="normal" officeooo:rsid="00161b0b" officeooo:paragraph-rsid="00ab605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fo:font-weight="bold" officeooo:paragraph-rsid="0086c03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color="#221f1f" loext:opacity="100%" style:text-position="-5% 100%" style:font-name="Lucida Sans" fo:font-size="9pt" fo:letter-spacing="-0.012cm" fo:font-style="normal" fo:font-weight="bold" officeooo:paragraph-rsid="00857b1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c2a45c" style:font-size-asian="8pt" style:font-name-complex="Lucida Sans" style:font-size-complex="8pt"/>
    </style:style>
    <style:style style:name="MP3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c2a45c" style:font-size-asian="8pt" style:font-name-complex="Lucida Sans" style:font-size-complex="8pt"/>
    </style:style>
    <style:style style:name="MP40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c2a45c" style:font-size-asian="8pt" style:font-name-complex="Lucida Sans" style:font-size-complex="8pt"/>
    </style:style>
    <style:style style:name="MP41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fo:font-style="normal" fo:font-weight="normal" officeooo:rsid="001a6acb" officeooo:paragraph-rsid="00c2a45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cm" fo:margin-right="0.219cm" fo:margin-top="0.101cm" fo:margin-bottom="0.101cm" style:contextual-spacing="false" fo:line-height="200%" fo:orphans="0" fo:widows="0" fo:text-indent="0cm" style:auto-text-indent="false" style:text-autospace="none"/>
      <style:text-properties fo:color="#221f1f" loext:opacity="100%" style:font-name="Lucilda Sans" fo:font-size="9pt" fo:font-weight="bold" officeooo:paragraph-rsid="00c2a45c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officeooo:paragraph-rsid="00c2a45c" style:font-size-asian="8pt" style:font-name-complex="Lucida Sans" style:font-size-complex="8pt"/>
    </style:style>
    <style:style style:name="MP44" style:family="paragraph" style:parent-style-name="Standard">
      <style:paragraph-properties fo:margin-left="0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font-weight="bold" officeooo:paragraph-rsid="00c2a45c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fo:font-weight="bold" officeooo:rsid="00982d38" officeooo:paragraph-rsid="00c2a4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lda Sans" fo:font-size="9pt" fo:letter-spacing="-0.007cm" fo:font-style="normal" fo:font-weight="bold" officeooo:rsid="00982d38" officeooo:paragraph-rsid="00c2bf73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lda Sans" fo:font-size="9pt" fo:letter-spacing="-0.007cm" fo:font-style="normal" fo:font-weight="bold" officeooo:rsid="00982d38" officeooo:paragraph-rsid="00c5ee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219cm" fo:margin-top="0.101cm" fo:margin-bottom="0.101cm" style:contextual-spacing="false" fo:line-height="200%" fo:orphans="0" fo:widows="0" fo:text-indent="0cm" style:auto-text-indent="false" style:text-autospace="none"/>
      <style:text-properties fo:color="#221f1f" loext:opacity="100%" style:font-name="Lucilda Sans" fo:font-size="9pt" fo:font-weight="bold" officeooo:paragraph-rsid="00c2bf73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text-properties officeooo:paragraph-rsid="00c2a45c"/>
    </style:style>
    <style:style style:name="MT1" style:family="text">
      <style:text-properties fo:color="#221f1f" loext:opacity="100%" style:font-name="Lucida Sans" style:font-name-complex="Lucida Sans"/>
    </style:style>
    <style:style style:name="MT2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fo:color="#221f1f" loext:opacity="100%" style:text-position="-5% 100%"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fo:letter-spacing="-0.012cm" style:font-size-asian="9pt" style:font-size-complex="9pt"/>
    </style:style>
    <style:style style:name="MT5" style:family="text">
      <style:text-properties fo:color="#221f1f" loext:opacity="100%"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221f1f" loext:opacity="100%" style:text-position="-5% 100%" fo:font-size="9pt" fo:letter-spacing="-0.012cm" fo:font-weight="bold" style:font-size-asian="9pt" style:font-weight-asian="bold" style:font-size-complex="9pt" style:font-weight-complex="bold"/>
    </style:style>
    <style:style style:name="MT7" style:family="text">
      <style:text-properties fo:color="#221f1f" loext:opacity="100%" style:text-position="-5% 100%" style:font-name="Lucilda Sans" fo:font-size="9pt" fo:letter-spacing="-0.012cm" fo:font-weight="bold" style:font-size-asian="9pt" style:font-weight-asian="bold" style:font-size-complex="9pt" style:font-weight-complex="bold"/>
    </style:style>
    <style:style style:name="MT8" style:family="text">
      <style:text-properties fo:color="#221f1f" loext:opacity="100%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9" style:family="text">
      <style:text-properties fo:font-size="10pt" style:font-size-asian="10pt" style:font-size-complex="10pt"/>
    </style:style>
    <style:style style:name="MT10" style:family="text">
      <style:text-properties officeooo:rsid="00aa6bba"/>
    </style:style>
    <style:style style:name="MT11" style:family="text">
      <style:text-properties officeooo:rsid="00ae1b1d"/>
    </style:style>
    <style:style style:name="MT12" style:family="text">
      <style:text-properties style:font-name="Lucilda Sans" fo:font-weight="bold" officeooo:rsid="00982d38" style:font-weight-asian="bold" style:font-weight-complex="bold"/>
    </style:style>
    <style:style style:name="MT13" style:family="text">
      <style:text-properties style:font-name="Lucilda Sans" fo:font-weight="bold" style:font-weight-asian="bold" style:font-weight-complex="bold"/>
    </style:style>
    <style:style style:name="MT14" style:family="text">
      <style:text-properties fo:font-size="10pt" fo:font-weight="bold" style:font-size-asian="10pt" style:font-weight-asian="bold" style:font-size-complex="10pt" style:font-weight-complex="bold"/>
    </style:style>
    <style:style style:name="MT15" style:family="text">
      <style:text-properties style:font-name="Lucilda Sans" fo:font-size="9pt" fo:font-style="normal" fo:font-weight="bold" officeooo:rsid="00982d38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font-style="normal" fo:font-weight="bold" officeooo:rsid="001a6acb" style:font-style-asian="normal" style:font-weight-asian="bold" style:font-style-complex="normal" style:font-weight-complex="bold"/>
    </style:style>
    <style:style style:name="MT17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MT20" style:family="text">
      <style:text-properties fo:font-style="normal" fo:font-weight="normal" officeooo:rsid="001a6acb" style:font-style-asian="normal" style:font-weight-asian="normal" style:font-style-complex="normal" style:font-weight-complex="normal"/>
    </style:style>
    <style:style style:name="MT21" style:family="text">
      <style:text-properties style:font-name="Lucida Sans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6.5cm" fo:margin-left="0cm" fo:margin-right="0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background-size="full" draw:fill-color="#cfe7f5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column table:style-name="Tabla10.D"/>
          <table:table-row table:style-name="Tabla10.1">
            <table:table-cell table:style-name="Tabla10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10.A1" table:number-rows-spanned="2" office:value-type="string">
              <text:p text:style-name="MP3"/>
              <text:p text:style-name="MP4"/>
            </table:table-cell>
            <table:table-cell table:style-name="Tabla10.A1" table:number-rows-spanned="2" office:value-type="string">
              <text:p text:style-name="Table_20_Contents"/>
            </table:table-cell>
            <table:table-cell table:style-name="Tabla10.A1" table:number-rows-spanned="2" office:value-type="string">
              <text:p text:style-name="MP5"/>
              <text:p text:style-name="MP6"/>
              <text:p text:style-name="MP7"><text:s text:c="24"/></text:p>
              <text:p text:style-name="MP8"/>
              <text:p text:style-name="MP8"/>
              <text:p text:style-name="MP9"/>
              <text:p text:style-name="MP6"><text:span text:style-name="MT1"><text:s text:c="15"/></text:span><text:span text:style-name="MT1"><text:text-input text:description="&lt;if test=&quot;o.picking_ids[:1].date_done&quot;&gt;">If</text:text-input></text:span><text:span text:style-name="MT1"><text:text-input text:description="&lt;formatLang(o.picking_ids[:1].date_done,date='true')&gt;">DD     MM    YYYY</text:text-input></text:span><text:span text:style-name="MT2"><text:text-input text:description="&lt;/if&gt;">/if</text:text-input></text:span></text:p>
            </table:table-cell>
          </table:table-row>
          <table:table-row table:style-name="Tabla10.2">
            <table:table-cell table:style-name="Tabla10.A2" table:number-rows-spanned="2" office:value-type="string">
              <text:p text:style-name="MP10"/>
              <text:p text:style-name="MP11"/>
              <text:p text:style-name="MP11"/>
              <text:p text:style-name="MP11"/>
              <text:p text:style-name="MP11"/>
              <text:p text:style-name="MP12"/>
              <text:p text:style-name="MP12"/>
              <text:p text:style-name="MP11"/>
              <text:p text:style-name="MP11"/>
              <text:p text:style-name="MP11"/>
              <text:p text:style-name="MP11"/>
              <text:p text:style-name="MP11"/>
              <text:p text:style-name="MP13"><text:placeholder text:placeholder-type="text">&lt;o.partner_id.commercial_partner_id.name&gt;</text:placeholder></text:p>
              <text:p text:style-name="MP14"/>
              <text:p text:style-name="MP14"/>
              <text:p text:style-name="MP14"/>
              <text:p text:style-name="MP14"/>
              <text:p text:style-name="MP15"><text:span text:style-name="MT3"><text:s text:c="9"/></text:span><text:span text:style-name="MT3"><text:placeholder text:placeholder-type="text">&lt;partner_address(o.partner_id.commercial_partner_id)&gt;</text:placeholder></text:span></text:p>
            </table:table-cell>
            <table:covered-table-cell table:style-name="Tabla10.A1"/>
            <table:covered-table-cell table:style-name="Tabla10.A1"/>
            <table:covered-table-cell table:style-name="Tabla10.A1"/>
          </table:table-row>
          <table:table-row table:style-name="Tabla10.3">
            <table:covered-table-cell table:style-name="Tabla10.A2"/>
            <table:table-cell table:style-name="Tabla10.A1" table:number-columns-spanned="3" office:value-type="string">
              <text:p text:style-name="Table_20_Contents"/>
              <text:p text:style-name="MP16"/>
              <text:p text:style-name="MP16"/>
              <text:p text:style-name="MP17"/>
              <text:p text:style-name="MP18"/>
              <text:p text:style-name="MP18"/>
              <text:p text:style-name="MP18"/>
              <text:p text:style-name="MP18"/>
              <text:p text:style-name="MP18"/>
              <text:p text:style-name="MP18"/>
              <text:p text:style-name="MP18"/>
              <text:p text:style-name="MP19"><text:s text:c="43"/></text:p>
              <text:p text:style-name="MP20"><text:s text:c="38"/><text:span text:style-name="MT4"><text:placeholder text:placeholder-type="text">&lt;o.partner_id.city&gt;</text:placeholder></text:span></text:p>
            </table:table-cell>
            <table:covered-table-cell/>
            <table:covered-table-cell/>
          </table:table-row>
        </table:table>
        <table:table table:name="Tabla11" table:style-name="Tabla11">
          <table:table-column table:style-name="Tabla11.A"/>
          <table:table-column table:style-name="Tabla11.B"/>
          <table:table-row table:style-name="Tabla11.1">
            <table:table-cell table:style-name="Tabla11.A1" office:value-type="string">
              <text:p text:style-name="MP21"><text:s/></text:p>
              <text:p text:style-name="MP22"/>
              <text:p text:style-name="MP21"/>
              <text:p text:style-name="MP23"><text:span text:style-name="MT5"><text:s text:c="13"/></text:span><text:span text:style-name="MT5"><text:placeholder text:placeholder-type="text">&lt;o.partner_id.vat&gt;</text:placeholder></text:span></text:p>
            </table:table-cell>
            <table:table-cell table:style-name="Tabla11.A1" table:number-rows-spanned="2" office:value-type="string">
              <text:p text:style-name="MP24"/>
              <text:p text:style-name="MP25"/>
              <text:p text:style-name="MP26"/>
              <text:p text:style-name="MP27"><text:span text:style-name="MT6"><text:s text:c="23"/></text:span><text:span text:style-name="MT7"><text:text-input text:description="&lt;o.partner_id.commercial_partner_id.name&gt;">Condición de IVA</text:text-input></text:span></text:p>
              <text:p text:style-name="MP28"/>
              <text:p text:style-name="MP29"/>
              <text:p text:style-name="MP30"><text:s text:c="2"/></text:p>
              <text:p text:style-name="MP30"/>
              <text:p text:style-name="MP30"/>
              <text:p text:style-name="MP30"/>
              <text:p text:style-name="MP30"><text:s text:c="21"/></text:p>
              <text:p text:style-name="MP31"><text:span text:style-name="MT8"><text:s text:c="22"/></text:span><text:span text:style-name="MT8"><text:placeholder text:placeholder-type="text" text:description="o.sale_id.user_id.name">&lt;o.name&gt;</text:placeholder></text:span></text:p>
            </table:table-cell>
          </table:table-row>
          <table:table-row table:style-name="Tabla11.2">
            <table:table-cell table:style-name="Tabla11.A1" office:value-type="string">
              <text:p text:style-name="MP32"/>
              <text:p text:style-name="MP32"/>
              <text:p text:style-name="MP33"><text:s text:c="13"/><text:span text:style-name="MT9"><text:text-input text:description="&lt;if test=&quot;o.env.ref('sale_stock.field_stock_picking__sale_id')&quot;&gt;">If</text:text-input></text:span><text:s/><text:span text:style-name="MT10">Ventas </text:span><text:span text:style-name="MT11">asociadas</text:span><text:span text:style-name="MT12">:</text:span><text:span text:style-name="MT13"> </text:span><text:span text:style-name="MT13"><text:text-input text:description="&lt;o.picking_ids.mapped(&quot;sale_id.name&quot;)&gt;">Nombre</text:text-input></text:span><text:span text:style-name="MT14"><text:text-input text:description="&lt;/if&gt;">/if</text:text-input></text:span></text:p>
            </table:table-cell>
            <table:covered-table-cell table:style-name="Tabla11.A1"/>
          </table:table-row>
        </table:table>
        <table:table table:name="Tabla12" table:style-name="Tabla12">
          <table:table-column table:style-name="Tabla12.A"/>
          <table:table-column table:style-name="Tabla12.B"/>
          <table:table-column table:style-name="Tabla12.C"/>
          <table:table-row table:style-name="Tabla12.1">
            <table:table-cell table:style-name="Tabla12.A1" office:value-type="string">
              <text:p text:style-name="MP34"><text:s text:c="31"/></text:p>
            </table:table-cell>
            <table:table-cell table:style-name="Tabla12.A1" office:value-type="string">
              <text:p text:style-name="MP35"/>
            </table:table-cell>
            <table:table-cell table:style-name="Tabla12.A1" office:value-type="string">
              <text:p text:style-name="MP36"/>
            </table:table-cell>
          </table:table-row>
        </table:table>
        <text:p text:style-name="MP37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office:value-type="string">
              <text:p text:style-name="MP38"><text:text-input text:description="&lt;for each=&quot;picking in o.picking_ids&quot;&gt;">For each line</text:text-input></text:p>
            </table:table-cell>
            <table:table-cell table:style-name="Tabla4.A1" office:value-type="string">
              <text:p text:style-name="MP39"/>
            </table:table-cell>
            <table:table-cell table:style-name="Tabla4.A1" office:value-type="string">
              <text:p text:style-name="MP39"/>
            </table:table-cell>
            <table:table-cell table:style-name="Tabla4.A1" office:value-type="string">
              <text:p text:style-name="MP39"/>
            </table:table-cell>
          </table:table-row>
          <table:table-row table:style-name="Tabla4.2">
            <table:table-cell table:style-name="Tabla4.A2" office:value-type="string">
              <text:p text:style-name="MP40"><text:span text:style-name="MT15">Transporte </text:span><text:span text:style-name="MT16"><text:text-input text:description="&lt;picking.name&gt;">Entrega</text:text-input></text:span><text:span text:style-name="MT16">:</text:span><text:span text:style-name="MT17"> </text:span><text:span text:style-name="MT18"><text:s/></text:span></text:p>
            </table:table-cell>
            <table:table-cell table:style-name="Tabla4.A2" office:value-type="string">
              <text:p text:style-name="MP40"><text:span text:style-name="MT19"><text:text-input text:description="&lt;picking.carrier_id&gt;">Transportista</text:text-input></text:span><text:span text:style-name="MT18"><text:s text:c="3"/></text:span></text:p>
            </table:table-cell>
            <table:table-cell table:style-name="Tabla4.A2" office:value-type="string">
              <text:p text:style-name="MP40"><text:span text:style-name="MT20"><text:text-input text:description="&lt;partner_address(picking.carrier_id.partner_id) if picking.carrier_id.partner_id.street else ''&gt;">Direccion</text:text-input></text:span><text:span text:style-name="MT20"><text:s/></text:span></text:p>
            </table:table-cell>
            <table:table-cell table:style-name="Tabla4.A2" office:value-type="string">
              <text:p text:style-name="MP41"><text:text-input text:description="&lt;picking.carrier_id.partner_id.phone&gt;">Teléfono</text:text-input></text:p>
            </table:table-cell>
          </table:table-row>
          <table:table-row table:style-name="Tabla4.3">
            <table:table-cell table:style-name="Tabla4.A1" office:value-type="string">
              <text:p text:style-name="MP42"><text:s/><text:text-input text:description="&lt;o.partner_id.commercial_partner_id.l10n_latam_identification_type_id.name&gt;">CUIT</text:text-input><text:s/></text:p>
            </table:table-cell>
            <table:table-cell table:style-name="Tabla4.A1" office:value-type="string">
              <text:p text:style-name="MP43"/>
            </table:table-cell>
            <table:table-cell table:style-name="Tabla4.A1" office:value-type="string">
              <text:p text:style-name="MP43"/>
            </table:table-cell>
            <table:table-cell table:style-name="Tabla4.A1" office:value-type="string">
              <text:p text:style-name="MP43"/>
            </table:table-cell>
          </table:table-row>
          <table:table-row table:style-name="Tabla4.3">
            <table:table-cell table:style-name="Tabla4.A1" office:value-type="string">
              <text:p text:style-name="MP44"><text:text-input text:description="&lt;/for&gt;">End For</text:text-input></text:p>
            </table:table-cell>
            <table:table-cell table:style-name="Tabla4.A1" office:value-type="string">
              <text:p text:style-name="MP45"/>
            </table:table-cell>
            <table:table-cell table:style-name="Tabla4.A1" office:value-type="string">
              <text:p text:style-name="MP46">Bultos: <text:span text:style-name="MT21"><text:s/></text:span><text:span text:style-name="MT21"><text:text-input text:description="&lt;o.number_of_packages&gt;">10</text:text-input></text:span></text:p>
              <text:p text:style-name="MP47">Valor declarado:<text:span text:style-name="MT21"><text:text-input text:description="&lt;sum(o.picking_ids.mapped(&quot;declared_value&quot;))&gt;">$ 1300</text:text-input></text:span></text:p>
            </table:table-cell>
            <table:table-cell table:style-name="Tabla4.A1" office:value-type="string">
              <text:p text:style-name="MP43"/>
            </table:table-cell>
          </table:table-row>
        </table:table>
        <table:table table:name="Tabla13" table:style-name="Tabla13">
          <table:table-column table:style-name="Tabla13.A"/>
          <table:table-row table:style-name="Tabla13.1">
            <table:table-cell table:style-name="Tabla13.A1" office:value-type="string">
              <text:p text:style-name="MP48"><text:s/><text:text-input text:description="&lt;o.notes&gt;">Notas</text:text-input><text:s/>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18T09:03:44.94</meta:creation-date>
    <dc:date>2024-09-17T12:11:56.719073822</dc:date>
    <meta:editing-duration>P4DT17H54M26S</meta:editing-duration>
    <meta:editing-cycles>434</meta:editing-cycles>
    <meta:generator>LibreOffice/7.3.7.2$Linux_X86_64 LibreOffice_project/30$Build-2</meta:generator>
    <meta:document-statistic meta:table-count="6" meta:image-count="0" meta:object-count="0" meta:page-count="1" meta:paragraph-count="31" meta:word-count="104" meta:character-count="770" meta:non-whitespace-character-count="441"/>
  </office:meta>
</office:document-meta>
</file>